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1cm" fo:min-width="4.1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6.223cm" svg:x="6.969cm" svg:y="9.001cm">
          <text:p text:style-name="P1">Amanda Dasanayaka</text:p>
          <text:p text:style-name="P1">1702017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33.930020687</meta:creation-date>
    <dc:date>2018-02-19T14:37:34.083128890</dc:date>
    <meta:editing-duration>PT44S</meta:editing-duration>
    <meta:editing-cycles>1</meta:editing-cycles>
    <meta:document-statistic meta:object-count="1"/>
    <meta:generator>LibreOffice/5.1.6.2$Linux_X86_64 LibreOffice_project/10m0$Build-2</meta:generator>
  </office:meta>
</office:document-meta>
</file>